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StarSymbol" svg:font-family="StarSymbol"/>
    <style:font-face style:name="Tahoma1" svg:font-family="Tahoma"/>
    <style:font-face style:name="Courier New" svg:font-family="'Courier New'" style:font-family-generic="modern"/>
    <style:font-face style:name="Liberation Serif1" svg:font-family="'Liberation Serif'" style:font-pitch="variable"/>
    <style:font-face style:name="NewsGotT" svg:font-family="NewsGot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Calibri" svg:font-family="Calibri, 'Century Gothic'" style:font-family-generic="swiss" style:font-pitch="variable"/>
    <style:font-face style:name="Lucida Sans1" svg:font-family="'Lucida Sans'" style:font-family-generic="swiss" style:font-pitch="variable"/>
    <style:font-face style:name="NSimSun1" svg:font-family="NSimSun" style:font-family-generic="swiss" style:font-pitch="variable"/>
    <style:font-face style:name="Tahoma2" svg:font-family="Tahoma" style:font-family-generic="swiss" style:font-pitch="variable"/>
    <style:font-face style:name="Verdana" svg:font-family="Verdana"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table-properties style:width="16.933cm" fo:margin-left="0.055cm" fo:margin-right="0.012cm" fo:break-before="auto" fo:break-after="auto" table:align="margins" fo:background-color="transparent" fo:keep-with-next="auto" style:may-break-between-rows="false" style:writing-mode="page">
        <style:background-image/>
      </style:table-properties>
    </style:style>
    <style:style style:name="Tabla1.A" style:family="table-column">
      <style:table-column-properties style:column-width="16.933cm" style:rel-column-width="65535*"/>
    </style:style>
    <style:style style:name="Tabla1.1" style:family="table-row">
      <style:table-row-properties style:min-row-height="0.601cm"/>
    </style:style>
    <style:style style:name="Tabla1.A1" style:family="table-cell">
      <style:table-cell-properties style:vertical-align="middle" fo:background-color="#cfe7f5" fo:padding="0.097cm" fo:border-left="0.05pt solid #000000" fo:border-right="none" fo:border-top="0.05pt solid #000000" fo:border-bottom="0.05pt solid #000000">
        <style:background-image/>
      </style:table-cell-properties>
    </style:style>
    <style:style style:name="Tabla1.A2"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P1" style:family="paragraph" style:parent-style-name="Standard">
      <style:paragraph-properties fo:text-align="start" style:justify-single-word="false"/>
      <style:text-properties style:use-window-font-color="true" loext:opacity="0%" style:text-outline="false" style:text-line-through-style="none" style:text-line-through-type="none" style:font-name="Arial" fo:font-size="10pt" fo:font-style="italic" fo:text-shadow="none" style:text-underline-style="none" fo:font-weight="normal" officeooo:rsid="0045ec7f" officeooo:paragraph-rsid="001cfa87" style:font-size-asian="10pt" style:font-style-asian="italic" style:font-weight-asian="normal" style:font-size-complex="10pt" style:font-style-complex="italic" style:font-weight-complex="normal" style:text-overline-style="none" style:text-overline-color="font-color"/>
    </style:style>
    <style:style style:name="P2" style:family="paragraph" style:parent-style-name="Standard">
      <style:paragraph-properties fo:text-align="end" style:justify-single-word="false"/>
      <style:text-properties style:use-window-font-color="true" loext:opacity="0%" style:text-outline="false" style:text-line-through-style="none" style:text-line-through-type="none" style:font-name="Arial" fo:font-size="10pt" fo:font-style="italic" fo:text-shadow="none" style:text-underline-style="none" fo:font-weight="normal" officeooo:rsid="0045ec7f" officeooo:paragraph-rsid="0066baa0" style:font-size-asian="10pt" style:font-style-asian="italic" style:font-weight-asian="normal" style:font-size-complex="10pt" style:font-style-complex="italic" style:font-weight-complex="normal" style:text-overline-style="none" style:text-overline-color="font-color"/>
    </style:style>
    <style:style style:name="P3" style:family="paragraph" style:parent-style-name="Standard">
      <style:paragraph-properties fo:text-align="end" style:justify-single-word="false"/>
      <style:text-properties fo:font-variant="normal" fo:text-transform="none" style:use-window-font-color="true" loext:opacity="0%" style:text-outline="false" style:text-line-through-style="none" style:text-line-through-type="none" style:font-name="Arial" fo:font-size="10pt" fo:letter-spacing="normal" fo:font-style="italic" fo:text-shadow="none" style:text-underline-style="none" fo:font-weight="normal" officeooo:rsid="0045ec7f" officeooo:paragraph-rsid="0066baa0" style:font-size-asian="10pt" style:font-style-asian="italic" style:font-weight-asian="normal" style:font-size-complex="10pt" style:font-style-complex="italic" style:font-weight-complex="normal" style:text-overline-style="none" style:text-overline-color="font-color"/>
    </style:style>
    <style:style style:name="P4" style:family="paragraph" style:parent-style-name="Standard">
      <style:paragraph-properties fo:text-align="end" style:justify-single-word="false"/>
      <style:text-properties fo:font-variant="normal" fo:text-transform="none" style:use-window-font-color="true" loext:opacity="0%" style:text-outline="false" style:text-line-through-style="none" style:text-line-through-type="none" style:font-name="Arial" fo:font-size="10pt" fo:letter-spacing="normal" fo:font-style="normal" fo:text-shadow="none" style:text-underline-style="none" fo:font-weight="normal" officeooo:rsid="0045ec7f" officeooo:paragraph-rsid="0066baa0" style:font-size-asian="10pt" style:font-style-asian="normal" style:font-weight-asian="normal" style:font-size-complex="10pt" style:font-style-complex="normal" style:font-weight-complex="normal" style:text-overline-style="none" style:text-overline-color="font-color"/>
    </style:style>
    <style:style style:name="P5" style:family="paragraph" style:parent-style-name="Text_20_body">
      <style:paragraph-properties fo:margin-top="0cm" fo:margin-bottom="0.21cm" style:contextual-spacing="false" fo:text-align="justify"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045ec7f" officeooo:paragraph-rsid="006d1cbd"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Text_20_body">
      <style:paragraph-properties fo:margin-top="0cm" fo:margin-bottom="0.21cm" style:contextual-spacing="false" fo:text-align="justify"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045ec7f" officeooo:paragraph-rsid="0053830c"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Text_20_body">
      <style:paragraph-properties fo:margin-top="0cm" fo:margin-bottom="0.21cm" style:contextual-spacing="false" fo:text-align="justify"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045ec7f" officeooo:paragraph-rsid="0072bc3d"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Text_20_body">
      <style:paragraph-properties fo:margin-top="0cm" fo:margin-bottom="0.21cm" style:contextual-spacing="false" fo:text-align="justify"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06d1cbd" officeooo:paragraph-rsid="006d1cbd"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ext_20_body">
      <style:paragraph-properties fo:margin-top="0cm" fo:margin-bottom="0.21cm" style:contextual-spacing="false" fo:text-align="justify"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06d1cbd" officeooo:paragraph-rsid="0072bc3d"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ext_20_body">
      <style:paragraph-properties fo:margin-top="0cm" fo:margin-bottom="0.21cm" style:contextual-spacing="false" fo:text-align="justify"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072bc3d" officeooo:paragraph-rsid="0072bc3d"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ext_20_body">
      <style:paragraph-properties fo:margin-top="0cm" fo:margin-bottom="0.21cm" style:contextual-spacing="false" fo:text-align="center"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bold" officeooo:rsid="0045ec7f" officeooo:paragraph-rsid="0053830c" style:font-size-asian="10pt" style:font-style-asian="normal" style:font-weight-asian="bold" style:font-size-complex="10pt" style:font-style-complex="normal" style:font-weight-complex="bold" style:text-overline-style="none" style:text-overline-color="font-color"/>
    </style:style>
    <style:style style:name="P12" style:family="paragraph" style:parent-style-name="Text_20_body">
      <style:paragraph-properties fo:margin-top="0cm" fo:margin-bottom="0.21cm" style:contextual-spacing="false" fo:text-align="justify" style:justify-single-word="false"/>
      <style:text-properties style:use-window-font-color="true" loext:opacity="0%" style:text-outline="false" style:text-line-through-style="none" style:text-line-through-type="none" style:font-name="Arial" fo:font-size="8pt" fo:font-style="normal" fo:text-shadow="none" style:text-underline-style="none" fo:font-weight="normal" officeooo:rsid="0031c79e" officeooo:paragraph-rsid="006d1cbd" style:font-size-asian="8pt" style:font-style-asian="normal" style:font-weight-asian="normal" style:font-size-complex="8pt" style:font-style-complex="normal" style:font-weight-complex="normal" style:text-overline-style="none" style:text-overline-color="font-color"/>
    </style:style>
    <style:style style:name="P13" style:family="paragraph" style:parent-style-name="Text_20_body">
      <style:paragraph-properties fo:margin-top="0cm" fo:margin-bottom="0.21cm" style:contextual-spacing="false" fo:text-align="center" style:justify-single-word="false"/>
      <style:text-properties officeooo:paragraph-rsid="0079d207"/>
    </style:style>
    <style:style style:name="P14" style:family="paragraph" style:parent-style-name="Standard">
      <style:paragraph-properties fo:margin-top="0cm" fo:margin-bottom="0.21cm" style:contextual-spacing="false"/>
      <style:text-properties style:font-name="Arial" fo:font-size="10pt" fo:font-weight="normal" officeooo:paragraph-rsid="006d1cbd" style:font-size-asian="10pt" style:font-weight-asian="normal" style:font-size-complex="10pt" style:font-weight-complex="normal"/>
    </style:style>
    <style:style style:name="P15" style:family="paragraph" style:parent-style-name="Standard">
      <style:paragraph-properties fo:margin-top="0cm" fo:margin-bottom="0.21cm" style:contextual-spacing="false" fo:line-height="100%" fo:text-align="center" style:justify-single-word="false"/>
      <style:text-properties fo:color="#000000" loext:opacity="100%" style:font-name="Arial" fo:font-size="10pt" fo:language="es" fo:country="ES" fo:font-style="normal" style:text-underline-style="none" fo:font-weight="bold" officeooo:rsid="0024a0da" officeooo:paragraph-rsid="00756401" fo:background-color="transparent" style:font-size-asian="10pt" style:font-weight-asian="bold" style:font-size-complex="10pt" style:font-weight-complex="bold"/>
    </style:style>
    <style:style style:name="P16" style:family="paragraph" style:parent-style-name="Text_20_body_20__28_user_29_">
      <style:paragraph-properties fo:margin-top="0cm" fo:margin-bottom="0.21cm" style:contextual-spacing="false" fo:text-align="center" style:justify-single-word="false"/>
      <style:text-properties fo:color="#000000" loext:opacity="100%" style:font-name="Arial" fo:font-size="10pt" officeooo:paragraph-rsid="0074d335" style:font-size-asian="10pt" style:font-name-complex="Arial3" style:font-size-complex="10pt"/>
    </style:style>
    <style:style style:name="P17" style:family="paragraph" style:parent-style-name="Text_20_body_20__28_user_29_">
      <style:paragraph-properties fo:margin-left="0cm" fo:margin-right="0.774cm" fo:margin-top="0cm" fo:margin-bottom="0.21cm" style:contextual-spacing="false" fo:line-height="100%" fo:text-align="center" style:justify-single-word="false" fo:orphans="2" fo:widows="2" fo:text-indent="0cm" style:auto-text-indent="false" style:writing-mode="lr-tb"/>
      <style:text-properties fo:color="#000000" loext:opacity="100%" style:text-outline="false" style:text-line-through-style="none" style:text-line-through-type="none" style:font-name="Arial" fo:font-size="10pt" fo:font-style="normal" fo:text-shadow="none" style:text-underline-style="none" fo:font-weight="normal" officeooo:rsid="0072bc3d" officeooo:paragraph-rsid="0074d335" fo:background-color="transparent" style:font-size-asian="10pt" style:font-style-asian="normal" style:font-weight-asian="normal" style:font-name-complex="Arial" style:font-size-complex="10pt" style:font-style-complex="normal" style:font-weight-complex="normal" style:text-overline-style="none" style:text-overline-color="font-color"/>
    </style:style>
    <style:style style:name="P18" style:family="paragraph" style:parent-style-name="Standard">
      <style:paragraph-properties fo:margin-left="0cm" fo:margin-right="0.034cm" fo:margin-top="0cm" fo:margin-bottom="0.21cm" style:contextual-spacing="false" fo:line-height="100%" fo:text-align="justify" style:justify-single-word="false" fo:hyphenation-ladder-count="no-limit" fo:text-indent="0cm" style:auto-text-indent="false"/>
      <style:text-properties fo:color="#000000" loext:opacity="100%" style:text-outline="false" style:text-line-through-style="none" style:text-line-through-type="none" style:font-name="Arial" fo:font-size="10pt" fo:letter-spacing="-0.004cm" fo:language="es" fo:country="ES" fo:font-style="normal" fo:text-shadow="none" style:text-underline-style="none" fo:font-weight="normal" officeooo:rsid="001541bd" officeooo:paragraph-rsid="007ca065" style:text-blinking="false" fo:background-color="transparent" style:font-name-asian="Verdana"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fo:hyphenate="false" fo:hyphenation-remain-char-count="2" fo:hyphenation-push-char-count="2" loext:hyphenation-no-caps="false"/>
    </style:style>
    <style:style style:name="P19" style:family="paragraph" style:parent-style-name="Standard">
      <style:paragraph-properties fo:margin-left="0cm" fo:margin-right="0.034cm" fo:margin-top="0cm" fo:margin-bottom="0.21cm" style:contextual-spacing="false" fo:line-height="100%" fo:text-align="justify" style:justify-single-word="false" fo:hyphenation-ladder-count="no-limit" fo:text-indent="0cm" style:auto-text-indent="false"/>
      <style:text-properties fo:color="#000000" loext:opacity="100%" style:text-outline="false" style:text-line-through-style="none" style:text-line-through-type="none" style:font-name="Arial" fo:font-size="8pt" fo:font-style="normal" fo:text-shadow="none" style:text-underline-style="none" fo:font-weight="normal" officeooo:rsid="0045ec7f" officeooo:paragraph-rsid="007ddb6d" fo:background-color="transparent" style:font-size-asian="8pt" style:font-style-asian="normal" style:font-weight-asian="normal" style:font-size-complex="8pt" style:font-style-complex="normal" style:font-weight-complex="normal" style:text-overline-style="none" style:text-overline-color="font-color" fo:hyphenate="false" fo:hyphenation-remain-char-count="2" fo:hyphenation-push-char-count="2" loext:hyphenation-no-caps="false"/>
    </style:style>
    <style:style style:name="P20" style:family="paragraph" style:parent-style-name="Table_20_Contents">
      <loext:graphic-properties draw:fill="solid" draw:fill-color="#ffffff" draw:opacity="100%"/>
      <style:paragraph-properties fo:margin-top="0cm" fo:margin-bottom="0.21cm" style:contextual-spacing="false" fo:line-height="100%" fo:text-align="justify" style:justify-single-word="false" fo:background-color="#ffffff"/>
      <style:text-properties fo:color="#000000" loext:opacity="100%" style:font-name="Arial" fo:font-size="10pt" fo:language="es" fo:country="ES" fo:font-style="normal" style:text-underline-style="none" fo:font-weight="normal" officeooo:paragraph-rsid="00848203" fo:background-color="transparent" style:font-size-asian="10pt" style:font-weight-asian="normal" style:font-size-complex="10pt" style:font-weight-complex="normal"/>
    </style:style>
    <style:style style:name="P21" style:family="paragraph">
      <loext:graphic-properties draw:fill="none" draw:fill-color="#ffffff"/>
      <style:paragraph-properties style:writing-mode="lr-tb"/>
      <style:text-properties style:font-name="NewsGotT" fo:font-size="6pt" fo:font-style="normal" fo:font-weight="bold" style:font-size-asian="6pt" style:font-style-asian="normal" style:font-weight-asian="bold" style:font-size-complex="6pt" style:font-style-complex="normal" style:font-weight-complex="bold"/>
    </style:style>
    <style:style style:name="T1" style:family="text">
      <style:text-properties fo:font-variant="normal" fo:text-transform="none" fo:letter-spacing="normal"/>
    </style:style>
    <style:style style:name="T2" style:family="text">
      <style:text-properties fo:font-variant="normal" fo:text-transform="none" fo:letter-spacing="normal" officeooo:rsid="0045ec7f"/>
    </style:style>
    <style:style style:name="T3" style:family="text">
      <style:text-properties fo:font-variant="normal" fo:text-transform="none" fo:letter-spacing="normal" officeooo:rsid="0072bc3d"/>
    </style:style>
    <style:style style:name="T4" style:family="text">
      <style:text-properties fo:font-variant="normal" fo:text-transform="none" fo:color="#2a6099" loext:opacity="100%" fo:letter-spacing="normal" fo:font-weight="bold" style:font-weight-asian="bold" style:font-weight-complex="bold"/>
    </style:style>
    <style:style style:name="T5" style:family="text">
      <style:text-properties fo:font-variant="normal" fo:text-transform="none" style:font-name="Arial" fo:font-size="10pt" fo:letter-spacing="normal" officeooo:rsid="0045ec7f" style:font-size-asian="10pt" style:font-size-complex="10pt"/>
    </style:style>
    <style:style style:name="T6" style:family="text">
      <style:text-properties fo:color="#000000" loext:opacity="100%" officeooo:rsid="0072bc3d"/>
    </style:style>
    <style:style style:name="T7" style:family="text">
      <style:text-properties fo:color="#000000" loext:opacity="100%" officeooo:rsid="00738af7"/>
    </style:style>
    <style:style style:name="T8" style:family="text">
      <style:text-properties fo:color="#000000" loext:opacity="100%" style:font-name="Arial" fo:font-size="13pt" fo:language="es" fo:country="ES" fo:font-style="italic" style:text-underline-style="none" fo:font-weight="bold" officeooo:rsid="0045ec7f" style:letter-kerning="true" fo:background-color="transparent" loext:char-shading-value="0" style:font-name-asian="SimSun" style:font-size-asian="13pt" style:language-asian="zh" style:country-asian="CN" style:font-style-asian="italic" style:font-weight-asian="bold" style:font-name-complex="Lucida Sans" style:font-size-complex="13pt" style:language-complex="hi" style:country-complex="IN" style:font-weight-complex="bold"/>
    </style:style>
    <style:style style:name="T9" style:family="text">
      <style:text-properties fo:color="#2a6099" loext:opacity="100%" fo:font-weight="bold" officeooo:rsid="00645c7b" style:font-weight-asian="bold" style:font-weight-complex="bold"/>
    </style:style>
    <style:style style:name="T10" style:family="text">
      <style:text-properties fo:color="#2a6099" loext:opacity="100%" fo:font-weight="bold" officeooo:rsid="0072bc3d" style:font-weight-asian="bold" style:font-weight-complex="bold"/>
    </style:style>
    <style:style style:name="T11" style:family="text">
      <style:text-properties fo:color="#2a6099" loext:opacity="100%" fo:font-size="10pt" fo:letter-spacing="-0.004cm" fo:language="es" fo:country="ES" fo:font-weight="bold" officeooo:rsid="00645c7b" style:text-blinking="false" style:font-name-asian="Verdana" style:font-size-asian="10pt" style:font-weight-asian="bold" style:font-name-complex="Arial3" style:font-size-complex="10pt" style:language-complex="ar" style:country-complex="SA" style:font-weight-complex="bold"/>
    </style:style>
    <style:style style:name="T12" style:family="text">
      <style:text-properties fo:color="#2a6099" loext:opacity="100%" fo:font-size="10pt" fo:letter-spacing="-0.004cm" fo:language="es" fo:country="ES" fo:font-weight="bold" officeooo:rsid="006f6986" style:text-blinking="false" style:font-name-asian="Verdana" style:font-size-asian="10pt" style:font-weight-asian="bold" style:font-name-complex="Arial3" style:font-size-complex="10pt" style:language-complex="ar" style:country-complex="SA" style:font-weight-complex="bold"/>
    </style:style>
    <style:style style:name="T13" style:family="text">
      <style:text-properties style:use-window-font-color="true" loext:opacity="0%" style:text-outline="false" style:text-line-through-style="none" style:text-line-through-type="none" fo:font-style="normal" fo:text-shadow="none" style:text-underline-style="none" officeooo:rsid="00420ab2" style:font-style-asian="normal" style:font-style-complex="normal" style:text-overline-style="none" style:text-overline-color="font-color"/>
    </style:style>
    <style:style style:name="T14" style:family="text">
      <style:text-properties style:use-window-font-color="true" loext:opacity="0%" style:text-outline="false" style:text-line-through-style="none" style:text-line-through-type="none" fo:font-style="normal" fo:text-shadow="none" style:text-underline-style="none" officeooo:rsid="0045ec7f" style:font-style-asian="normal" style:font-style-complex="normal" style:text-overline-style="none" style:text-overline-color="font-color"/>
    </style:style>
    <style:style style:name="T15" style:family="text">
      <style:text-properties style:use-window-font-color="true" loext:opacity="0%" style:text-outline="false" style:text-line-through-style="none" style:text-line-through-type="none" fo:font-style="normal" fo:text-shadow="none" style:text-underline-style="none" officeooo:rsid="004e53cf" style:font-style-asian="normal" style:font-style-complex="normal" style:text-overline-style="none" style:text-overline-color="font-color"/>
    </style:style>
    <style:style style:name="T16" style:family="text">
      <style:text-properties officeooo:rsid="00691e67"/>
    </style:style>
    <style:style style:name="T17" style:family="text">
      <style:text-properties style:font-name="Arial" fo:font-size="13pt" fo:font-style="italic" fo:font-weight="bold" officeooo:rsid="0045ec7f" style:font-size-asian="13pt" style:font-weight-asian="bold" style:font-size-complex="13pt" style:font-weight-complex="bold"/>
    </style:style>
    <style:style style:name="T18" style:family="text">
      <style:text-properties style:font-name="Arial" fo:font-size="13pt" fo:font-style="italic" fo:font-weight="bold" officeooo:rsid="006c5ea6" style:font-size-asian="13pt" style:font-weight-asian="bold" style:font-size-complex="13pt" style:font-weight-complex="bold"/>
    </style:style>
    <style:style style:name="T19" style:family="text">
      <style:text-properties style:font-name="Arial" fo:font-size="10pt" officeooo:rsid="0045ec7f" style:font-size-asian="10pt" style:font-size-complex="10pt"/>
    </style:style>
    <style:style style:name="T20" style:family="text">
      <style:text-properties officeooo:rsid="00760bdd"/>
    </style:style>
    <style:style style:name="T21" style:family="text">
      <style:text-properties fo:font-weight="bold" style:font-weight-asian="bold" style:font-weight-complex="bold"/>
    </style:style>
    <style:style style:name="T22" style:family="text">
      <style:text-properties fo:font-weight="bold" officeooo:rsid="0072bc3d" style:font-weight-asian="bold" style:font-weight-complex="bold"/>
    </style:style>
    <style:style style:name="T23" style:family="text">
      <style:text-properties fo:font-weight="bold" officeooo:rsid="00149f96" style:font-weight-asian="bold" style:font-weight-complex="bold"/>
    </style:style>
    <style:style style:name="T24" style:family="text">
      <style:text-properties fo:font-weight="bold" officeooo:rsid="0024a0da" style:font-weight-asian="bold" style:font-weight-complex="bold"/>
    </style:style>
    <style:style style:name="T25" style:family="text">
      <style:text-properties fo:font-weight="bold" officeooo:rsid="00691e67" style:font-weight-asian="bold" style:font-weight-complex="bold"/>
    </style:style>
    <style:style style:name="T26" style:family="text">
      <style:text-properties officeooo:rsid="0072bc3d"/>
    </style:style>
    <style:style style:name="T27" style:family="text">
      <style:text-properties style:font-name="Arial1" fo:letter-spacing="-0.004cm" fo:language="es" fo:country="ES" officeooo:rsid="00040fc1"/>
    </style:style>
    <style:style style:name="T28" style:family="text">
      <style:text-properties style:font-name="Arial1" fo:letter-spacing="-0.004cm" fo:language="es" fo:country="ES" fo:font-style="normal" style:text-underline-style="none" fo:font-weight="bold" officeooo:rsid="00040fc1" fo:background-color="transparent" loext:char-shading-value="0" style:font-weight-asian="bold" style:font-name-complex="Arial" style:font-weight-complex="bold"/>
    </style:style>
    <style:style style:name="T29" style:family="text">
      <style:text-properties style:font-name="Arial1" fo:letter-spacing="-0.004cm" fo:language="es" fo:country="ES" fo:font-style="normal" style:text-underline-style="none" fo:font-weight="normal" officeooo:rsid="00040fc1" fo:background-color="transparent" loext:char-shading-value="0" style:font-weight-asian="normal" style:font-name-complex="Arial" style:font-weight-complex="normal"/>
    </style:style>
    <style:style style:name="T30" style:family="text">
      <style:text-properties style:font-name="Arial2" fo:letter-spacing="-0.004cm" fo:language="es" fo:country="ES" fo:font-style="normal" style:text-underline-style="none" fo:font-weight="bold" officeooo:rsid="0024a0da" fo:background-color="transparent" loext:char-shading-value="0" style:font-weight-asian="bold" style:font-name-complex="Arial" style:font-weight-complex="bold"/>
    </style:style>
    <style:style style:name="T31" style:family="text">
      <style:text-properties officeooo:rsid="0076fdc5"/>
    </style:style>
    <style:style style:name="T32" style:family="text">
      <style:text-properties officeooo:rsid="00783406"/>
    </style:style>
    <style:style style:name="T33" style:family="text">
      <style:text-properties fo:font-size="10pt" fo:letter-spacing="-0.004cm" fo:language="es" fo:country="ES" officeooo:rsid="001541bd" style:text-blinking="false" style:font-name-asian="Verdana" style:font-size-asian="10pt" style:font-name-complex="Arial3" style:font-size-complex="10pt" style:language-complex="ar" style:country-complex="SA"/>
    </style:style>
    <style:style style:name="T34" style:family="text">
      <style:text-properties fo:font-size="10pt" fo:letter-spacing="-0.004cm" fo:language="es" fo:country="ES" officeooo:rsid="001541bd" style:text-blinking="false" style:font-name-asian="Arial" style:font-size-asian="10pt" style:language-asian="ar" style:country-asian="SA" style:font-name-complex="Arial3" style:font-size-complex="10pt" style:language-complex="ar" style:country-complex="SA"/>
    </style:style>
    <style:style style:name="T35" style:family="text">
      <style:text-properties officeooo:rsid="00848203"/>
    </style:style>
    <style:style style:name="T36" style:family="text">
      <style:text-properties fo:color="#000000" loext:opacity="100%" style:font-name="NewsGotT" fo:font-size="6pt" fo:language="pt" fo:country="BR" fo:font-style="normal" fo:font-weight="bold" style:font-name-asian="Calibri" style:font-size-asian="6pt" style:language-asian="es" style:country-asian="ES" style:font-style-asian="normal" style:font-weight-asian="bold" style:font-name-complex="Calibri" style:font-size-complex="6pt" style:language-complex="ar" style:country-complex="SA" style:font-style-complex="normal" style:font-weight-complex="bold"/>
    </style:style>
    <style:style style:name="gr1" style:family="graphic">
      <style:graphic-properties draw:stroke="none" svg:stroke-color="#000000" draw:fill="none" draw:fill-color="#ffffff" fo:min-height="1.3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8">A</text:span><text:span text:style-name="T17">CUERDO DE </text:span><text:span text:style-name="T18">AMPLIACIÓN DEL PLAZO DE RESOLUCIÓN</text:span><text:span text:style-name="T17"> DEL PROCEDIMIENTO</text:span></text:p>
      <text:p text:style-name="P5"/>
      <text:p text:style-name="P5">Número de expediente: <text:span text:style-name="T1">$$V_NUMEXP$$</text:span> </text:p>
      <text:p text:style-name="P12"><text:span text:style-name="Fuente_20_de_20_párrafo_20_predeter."><text:span text:style-name="T19">Nombre del expediente: </text:span></text:span><text:span text:style-name="Fuente_20_de_20_párrafo_20_predeter."><text:span text:style-name="T5">$$V_TITULOEXP$$</text:span></text:span><text:span text:style-name="Fuente_20_de_20_párrafo_20_predeter."><text:span text:style-name="T19"> </text:span></text:span></text:p>
      <text:p text:style-name="P14"><text:span text:style-name="T13">Fecha: </text:span><text:span text:style-name="T14">$$DIA_SISTEMA$$ </text:span><text:span text:style-name="T15">de</text:span><text:span text:style-name="T14"> $$MES_SISTEMA$$ </text:span><text:span text:style-name="T15">de </text:span><text:span text:style-name="T14">$$EJERCICIO_SISTEMA$$</text:span></text:p>
      <text:p text:style-name="P5"/>
      <text:p text:style-name="P19"><text:span text:style-name="T11">[En caso de que se haya iniciado </text:span><text:span text:style-name="T12">a instancia de parte</text:span><text:span text:style-name="T11">]</text:span><text:span text:style-name="T33">Con fe</text:span><text:span text:style-name="T34">cha $$DIA_REGISTRO_SOLIC$$ de $$MES_REGISTRO_SOLIC$$ de $$EJERCICIO_REGISTRO_SOLIC$$ se presentó solicitud por <text:s/>$$INTERESADO_PRESENTACION$$.</text:span></text:p>
      <text:p text:style-name="P18">En dicho escrito se solicitaba $$SOLICITUD$$.</text:p>
      <text:p text:style-name="P7"><text:span text:style-name="T9">[En caso de que se haya iniciado de oficio]</text:span>Con relación al <text:span text:style-name="T20">p</text:span>rocedimiento de referencia instruido en $$ESTE_ART$$ $$AYUNTAMIENTO$$ por los siguientes hechos: </text:p>
      <table:table table:name="Tabla1" table:style-name="Tabla1">
        <table:table-column table:style-name="Tabla1.A"/>
        <table:table-row table:style-name="Tabla1.1">
          <table:table-cell table:style-name="Tabla1.A1" office:value-type="string">
            <text:p text:style-name="P15"><text:span text:style-name="T35">H</text:span><text:span text:style-name="T16">echos ocurridos</text:span></text:p>
          </table:table-cell>
        </table:table-row>
        <table:table-row table:style-name="TableLine2158057171056">
          <table:table-cell table:style-name="Tabla1.A2" office:value-type="string">
            <text:p text:style-name="P20"><text:text-input text:description="JOOScript">${(datos.att0)!}</text:text-input><text:span text:style-name="T24"><text:script script:language="JOOScript">&lt;jooscript&gt;
&lt;insert-around element="table:table-row"&gt;
[#if HECHOS_OCURRIDOS??]
[#assign HECHOS_OCURRIDOS_AUXILIAR=HECHOS_OCURRIDOS]
[/#if]
[#if TAB_HECHOS_OCURRIDOS??]
[#assign HECHOS_OCURRIDOS_AUXILIAR=TAB_HECHOS_OCURRIDOS]
[/#if]
[#if HECHOS_OCURRIDOS_AUXILIAR?? &amp;amp;&amp;amp; HECHOS_OCURRIDOS_AUXILIAR?is_enumerable]
[#list HECHOS_OCURRIDOS_AUXILIAR as datos]
&lt;content/&gt;
[/#list]
[/#if]
&lt;/insert-around&gt;
&lt;/jooscript&gt;
</text:script></text:span></text:p>
          </table:table-cell>
        </table:table-row>
      </table:table>
      <text:p text:style-name="P7"><text:s/></text:p>
      <text:p text:style-name="P8">El artículo 23 de la Ley 39/2015, de 1 de octubre, del Procedimiento Administrativo Común de las Administraciones Públicas, establece que, excepcionalmente, se podrá acordar de manera motivada la ampliación del plazo máximo de resolución y notificación del procedimiento, siempre que se hayan agotado todos los medios personales y materiales disponibles a los que se refiere el artículo 21.5 de la propia Ley 39/2015, de 1 de octubre.</text:p>
      <text:p text:style-name="P7"><text:span text:style-name="T9">[En caso de que se </text:span><text:span text:style-name="T10">amplíe a propuesta del superior jerárquico</text:span><text:span text:style-name="T9">]</text:span>Con <text:span text:style-name="T26">fecha $$FECHA_SOL_AMP$$,</text:span> $$ORGANO_SUPER_JERAR$$ <text:span text:style-name="T26">solicitó que se ampliase el plazo para resolver y notificar.</text:span></text:p>
      <text:p text:style-name="P9"><text:span text:style-name="T9">[En caso de que se </text:span><text:span text:style-name="T10">amplíe a propuesta del órgano instructor</text:span><text:span text:style-name="T9">]</text:span><text:span text:style-name="T6">Con fecha </text:span><text:span text:style-name="T7">$$F_F_SAP$$, se recibió del órgano instructor solicitud para ampliar el plazo para resolver y notificar.</text:span></text:p>
      <text:p text:style-name="P9"><text:span text:style-name="T9">[En caso de que se </text:span><text:span text:style-name="T10">amplíe a iniciativa propia del órgano competente</text:span><text:span text:style-name="T9">]</text:span>$$ESTE_ART$$ $$AYUNTAMIENTO$$ viene empleando todos los medios materiales y personales disponibles para la tramitación del procedimiento de referencia, siéndole imposible, a pesar de ello, culminar la tramitación del procedimiento dentro del plazo máximo inicialmente establecido.</text:p>
      <text:p text:style-name="P8">En su virtud,</text:p>
      <text:p text:style-name="P6"/>
      <text:p text:style-name="P11">ACUERDO</text:p>
      <text:p text:style-name="P11"/>
      <text:p text:style-name="P8"><text:span text:style-name="T22">PRIMERO.- </text:span>Ampliar el plazo de resolución <text:span text:style-name="T32">y notificación </text:span>del procedimiento<text:span text:style-name="T2"> </text:span><text:span text:style-name="T1">por un plazo de </text:span><text:span text:style-name="T3">$$PLAZO_AMP_RES$$.</text:span><text:span text:style-name="T1"> </text:span><text:span text:style-name="T4">[el plazo de la ampliación no puede ser superior al establecido para la tramitación del procedimiento]</text:span></text:p>
      <text:p text:style-name="P10"><text:span text:style-name="T21">SEGUNDO.- </text:span>Notificar el presente acuerdo a los/las interesados/as, <text:span text:style-name="T31">haciéndoles saber que contra el presente acuerdo no cabe recurso alguno, sin perjuicio de que pueda alegar cuanto estime oportuno al respecto en el recurso procedente contra la resolución que ponga fin al procedimiento.</text:span></text:p>
      <text:p text:style-name="P10"/>
      <text:p text:style-name="P16"><text:span text:style-name="Fuente_20_de_20_párrafo_20_predeter."><text:span text:style-name="T30"><text:script script:language="JOOScript">[#assign FIRMANTES_FDO_AUXILIAR=""]
[#assign FIRMANTES_AUXILIAR=""]
[#assign FIRMANTE_DELEGACION_AUXILIAR=""]

[#if FIRMANTES??]
	[#assign FIRMANTES_FDO_AUXILIAR="Fdo:"]
	[#assign FIRMANTES_AUXILIAR=FIRMANTES]
[#else]
	[#assign FIRMANTES_FDO_AUXILIAR="Fdo:"]
	[#assign FIRMANTES_AUXILIAR="El/La Alcalde/sa"]
[/#if]
[#if FIRMANTE_DELEGACION??]
		[#assign FIRMANTE_DELEGACION_AUXILIAR=FIRMANTE_DELEGACION]
[/#if]</text:script></text:span></text:span><text:span text:style-name="Fuente_20_de_20_párrafo_20_predeter."><text:span text:style-name="T28"><text:text-input text:description="JOOScript">${(FIRMANTES_FDO_AUXILIAR)!}</text:text-input></text:span></text:span><text:span text:style-name="T23"><text:s/></text:span><text:span text:style-name="Fuente_20_de_20_párrafo_20_predeter."><text:span text:style-name="T29"><text:text-input text:description="JOOScript">${(FIRMANTES_AUXILIAR)!}</text:text-input></text:span></text:span><text:span text:style-name="Fuente_20_de_20_párrafo_20_predeter."><text:span text:style-name="T29"><text:s/></text:span></text:span></text:p>
      <text:p text:style-name="P17"><text:span text:style-name="Fuente_20_de_20_párrafo_20_predeter."><text:span text:style-name="T27"><text:text-input text:description="JOOScript">${(FIRMANTE_DELEGACION_AUXILIAR)!}</text:text-input></text:span></text:span><text:span text:style-name="Fuente_20_de_20_párrafo_20_predeter."><text:span text:style-name="T27"><text:s/></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StarSymbol" svg:font-family="StarSymbol"/>
    <style:font-face style:name="Tahoma1" svg:font-family="Tahoma"/>
    <style:font-face style:name="Courier New" svg:font-family="'Courier New'" style:font-family-generic="modern"/>
    <style:font-face style:name="Liberation Serif1" svg:font-family="'Liberation Serif'" style:font-pitch="variable"/>
    <style:font-face style:name="NewsGotT" svg:font-family="NewsGot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Calibri" svg:font-family="Calibri, 'Century Gothic'" style:font-family-generic="swiss" style:font-pitch="variable"/>
    <style:font-face style:name="Lucida Sans1" svg:font-family="'Lucida Sans'" style:font-family-generic="swiss" style:font-pitch="variable"/>
    <style:font-face style:name="NSimSun1" svg:font-family="NSimSun" style:font-family-generic="swiss" style:font-pitch="variable"/>
    <style:font-face style:name="Tahoma2" svg:font-family="Tahoma" style:font-family-generic="swiss" style:font-pitch="variable"/>
    <style:font-face style:name="Verdana" svg:font-family="Verdana"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Normal_20__28_Web_29_" style:display-name="Normal (Web)" style:family="paragraph" style:parent-style-name="Standard">
      <style:paragraph-properties fo:margin-top="0.176cm" fo:margin-bottom="0.176cm" style:contextual-spacing="false" fo:orphans="2" fo:widows="2"/>
      <style:text-properties fo:language="es" fo:country="ES" style:font-size-complex="12pt"/>
    </style:style>
    <style:style style:name="Estilo2" style:family="paragraph" style:parent-style-name="Standard">
      <style:paragraph-properties fo:line-height="150%" fo:text-align="center" style:justify-single-word="false" fo:orphans="2" fo:widows="2" fo:keep-with-next="always"/>
      <style:text-properties style:font-name="Verdana" fo:font-family="Verdana" style:font-family-generic="swiss" style:font-pitch="variable" fo:font-size="10pt" fo:language="es" fo:country="ES" style:font-size-asian="10pt" style:font-size-complex="10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Times New Roman" fo:font-family="'Times New Roman'" style:font-family-generic="roman" style:font-pitch="variable" fo:font-size="8pt" fo:language="es" fo:country="ES" fo:font-weight="bold" style:font-size-asian="8pt" style:font-weight-asian="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Footnote" style:family="paragraph" style:parent-style-name="Standard" style:class="extra">
      <style:paragraph-properties fo:margin-left="0.598cm" fo:margin-right="0cm" fo:text-align="justify" style:justify-single-word="false" fo:text-indent="-0.598cm" style:auto-text-indent="false" text:number-lines="false" text:line-number="0"/>
      <style:text-properties style:font-name="Arial" fo:font-family="Arial" style:font-family-generic="swiss" style:font-pitch="variable" fo:font-size="7pt" style:font-size-asian="7pt" style:font-size-complex="7pt"/>
    </style:style>
    <style:style style:name="Text_20_body_20__28_user_29_" style:display-name="Text body (user)" style:family="paragraph" style:default-outline-level="">
      <style:paragraph-properties fo:margin-top="0cm" fo:margin-bottom="0.212cm" style:contextual-spacing="false"/>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ndnote_20_Symbol" style:display-name="Endnote Symbol" style:family="text"/>
    <style:style style:name="WW8Num1z0" style:family="text">
      <style:text-properties style:font-name="Wingdings" fo:font-family="Wingdings" style:font-pitch="variable" style:font-charset="x-symbol" fo:font-size="8pt" fo:font-style="normal" fo:text-shadow="1pt 1pt" fo:font-weight="normal" style:font-size-asian="8pt" style:font-style-asian="normal" style:font-weight-asian="normal" style:font-size-complex="8pt"/>
    </style:style>
    <style:style style:name="WW8Num1z1" style:family="text">
      <style:text-properties fo:color="#000000" loext:opacity="100%" style:font-name="Verdana" fo:font-family="Verdana"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font-name-complex="Wingdings" style:font-family-complex="Wingdings" style:font-pitch-complex="variable"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uente_20_de_20_párrafo_20_predeter." style:display-name="Fuente de párrafo predet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Bullet_20_Symbols" text:bullet-char="•">
        <style:list-level-properties text:min-label-width="0.635cm"/>
        <style:text-properties fo:font-family="StarSymbol" style:font-charset="x-symbol"/>
      </text:list-level-style-bullet>
      <text:list-level-style-bullet text:level="2" text:style-name="WW8Num1z1" text:bullet-char="—">
        <style:list-level-properties text:space-before="1.905cm" text:min-label-width="0.635cm"/>
        <style:text-properties style:font-name="Verdana"/>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4"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4"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use-window-font-color="true" loext:opacity="0%" style:text-outline="false" style:text-line-through-style="none" style:text-line-through-type="none" style:font-name="Arial" fo:font-size="10pt" fo:font-style="italic" fo:text-shadow="none" style:text-underline-style="none" fo:font-weight="normal" officeooo:rsid="0045ec7f" officeooo:paragraph-rsid="001cfa87" style:font-size-asian="10pt" style:font-style-asian="italic" style:font-weight-asian="normal" style:font-size-complex="10pt" style:font-style-complex="italic" style:font-weight-complex="normal" style:text-overline-style="none" style:text-overline-color="font-color"/>
    </style:style>
    <style:style style:name="MP2" style:family="paragraph" style:parent-style-name="Standard">
      <style:paragraph-properties fo:text-align="end" style:justify-single-word="false"/>
      <style:text-properties style:use-window-font-color="true" loext:opacity="0%" style:text-outline="false" style:text-line-through-style="none" style:text-line-through-type="none" style:font-name="Arial" fo:font-size="10pt" fo:font-style="italic" fo:text-shadow="none" style:text-underline-style="none" fo:font-weight="normal" officeooo:rsid="0045ec7f" officeooo:paragraph-rsid="0066baa0" style:font-size-asian="10pt" style:font-style-asian="italic" style:font-weight-asian="normal" style:font-size-complex="10pt" style:font-style-complex="italic" style:font-weight-complex="normal" style:text-overline-style="none" style:text-overline-color="font-color"/>
    </style:style>
    <style:style style:name="MP3" style:family="paragraph">
      <loext:graphic-properties draw:fill="none" draw:fill-color="#ffffff"/>
      <style:paragraph-properties style:writing-mode="lr-tb"/>
      <style:text-properties style:font-name="NewsGotT" fo:font-size="6pt" fo:font-style="normal" fo:font-weight="bold" style:font-size-asian="6pt" style:font-style-asian="normal" style:font-weight-asian="bold" style:font-size-complex="6pt" style:font-style-complex="normal" style:font-weight-complex="bold"/>
    </style:style>
    <style:style style:name="MP4" style:family="paragraph" style:parent-style-name="Standard">
      <style:paragraph-properties fo:text-align="end" style:justify-single-word="false"/>
      <style:text-properties fo:font-variant="normal" fo:text-transform="none" style:use-window-font-color="true" loext:opacity="0%" style:text-outline="false" style:text-line-through-style="none" style:text-line-through-type="none" style:font-name="Arial" fo:font-size="10pt" fo:letter-spacing="normal" fo:font-style="italic" fo:text-shadow="none" style:text-underline-style="none" fo:font-weight="normal" officeooo:rsid="0045ec7f" officeooo:paragraph-rsid="0066baa0" style:font-size-asian="10pt" style:font-style-asian="italic" style:font-weight-asian="normal" style:font-size-complex="10pt" style:font-style-complex="italic" style:font-weight-complex="normal" style:text-overline-style="none" style:text-overline-color="font-color"/>
    </style:style>
    <style:style style:name="MP5" style:family="paragraph" style:parent-style-name="Standard">
      <style:paragraph-properties fo:text-align="end" style:justify-single-word="false"/>
      <style:text-properties fo:font-variant="normal" fo:text-transform="none" style:use-window-font-color="true" loext:opacity="0%" style:text-outline="false" style:text-line-through-style="none" style:text-line-through-type="none" style:font-name="Arial" fo:font-size="10pt" fo:letter-spacing="normal" fo:font-style="normal" fo:text-shadow="none" style:text-underline-style="none" fo:font-weight="normal" officeooo:rsid="0045ec7f" officeooo:paragraph-rsid="0066baa0" style:font-size-asian="10pt" style:font-style-asian="normal" style:font-weight-asian="normal" style:font-size-complex="10pt" style:font-style-complex="normal" style:font-weight-complex="normal" style:text-overline-style="none" style:text-overline-color="font-color"/>
    </style:style>
    <style:style style:name="MT1" style:family="text">
      <style:text-properties fo:font-variant="normal" fo:text-transform="none" fo:letter-spacing="normal"/>
    </style:style>
    <style:style style:name="MT2" style:family="text">
      <style:text-properties fo:color="#000000" loext:opacity="100%" style:font-name="NewsGotT" fo:font-size="6pt" fo:language="pt" fo:country="BR" fo:font-style="normal" fo:font-weight="bold" style:font-name-asian="Calibri" style:font-size-asian="6pt" style:language-asian="es" style:country-asian="ES" style:font-style-asian="normal" style:font-weight-asian="bold" style:font-name-complex="Calibri" style:font-size-complex="6pt" style:language-complex="ar" style:country-complex="SA" style:font-style-complex="normal" style:font-weight-complex="bold"/>
    </style:style>
    <style:style style:name="Mgr1" style:family="graphic">
      <style:graphic-properties draw:stroke="none" svg:stroke-color="#000000" draw:fill="none" draw:fill-color="#ffffff" fo:min-height="1.3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IMG_LOGO_AYTO$$</text:span> </text:p>
        <text:p text:style-name="MP2"><draw:frame text:anchor-type="paragraph" draw:z-index="0" draw:name="Forma1" draw:style-name="Mgr1" draw:text-style-name="MP3" svg:width="6.407cm" svg:height="1.38cm" draw:transform="rotate (1.5707963267949) translate (-0.947208333333333cm 24.1352916666667cm)"><draw:text-box><text:p><text:span text:style-name="MT2">$$ID_PROCED$$</text:span></text:p></draw:text-box></draw:frame><text:span text:style-name="MT1">$$TRATAMIENTO_AYTO$$</text:span> <text:span text:style-name="MT1">$$NOMBRE_AYTO$$</text:span></text:p>
        <text:p text:style-name="MP4">$$NIF_AYTO$$</text:p>
        <text:p text:style-name="MP4">$$DIRECCION_AYTO$$</text:p>
        <text:p text:style-name="MP4">$$TELEFONO_AYTO$$</text:p>
        <text:p text:style-name="MP4">$$WEB_AYTO$$</text:p>
        <text:p text:style-name="MP5"/>
      </style:header>
    </style:master-page>
    <style:master-page style:name="Endnote" style:page-layout-name="Mpm2"/>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2.2$Windows_X86_64 LibreOffice_project/8349ace3c3162073abd90d81fd06dcfb6b36b994</meta:generator>
    <meta:creation-date>2019-05-14T17:26:24.558000000</meta:creation-date>
    <dc:language>es-ES</dc:language>
    <meta:editing-cycles>1</meta:editing-cycles>
    <meta:editing-duration>P0D</meta:editing-duration>
    <meta:print-date>2019-09-16T17:18:13.033000000</meta:print-date>
    <meta:document-statistic meta:table-count="1" meta:image-count="0" meta:object-count="0" meta:page-count="1" meta:paragraph-count="26" meta:word-count="336" meta:character-count="2494" meta:non-whitespace-character-count="2183"/>
  </office:meta>
</office:document-meta>
</file>